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L1"/>
    <style:style style:name="P3" style:family="paragraph" style:parent-style-name="Standard">
      <style:text-properties style:text-underline-style="none"/>
    </style:style>
    <style:style style:name="P4" style:family="paragraph" style:parent-style-name="Standard">
      <style:paragraph-properties fo:text-align="center" style:justify-single-word="false"/>
      <style:text-properties fo:font-size="15pt" style:text-underline-style="none" style:font-size-asian="13.1000003814697pt" style:font-size-complex="15pt"/>
    </style:style>
    <style:style style:name="P5" style:family="paragraph" style:parent-style-name="Standard">
      <style:paragraph-properties fo:text-align="start" style:justify-single-word="false"/>
      <style:text-properties fo:font-size="12pt" style:text-underline-style="none" style:font-size-asian="10.5pt" style:font-size-complex="12pt"/>
    </style:style>
    <style:style style:name="P6" style:family="paragraph" style:parent-style-name="Standard" style:list-style-name="L2">
      <style:paragraph-properties fo:text-align="start" style:justify-single-word="false"/>
      <style:text-properties fo:font-size="12pt" style:text-underline-style="none" style:font-size-asian="10.5pt" style:font-size-complex="12pt"/>
    </style:style>
    <style:style style:name="P7" style:family="paragraph" style:parent-style-name="Standard" style:list-style-name="L3">
      <style:paragraph-properties fo:text-align="start" style:justify-single-word="false"/>
      <style:text-properties fo:font-size="12pt" style:text-underline-style="none" style:font-size-asian="10.5pt" style:font-size-complex="12pt"/>
    </style:style>
    <style:style style:name="P8" style:family="paragraph" style:parent-style-name="Standard">
      <style:paragraph-properties fo:text-align="center" style:justify-single-word="false" fo:break-before="page"/>
      <style:text-properties fo:font-size="15pt" style:text-underline-style="none" style:font-size-asian="13.1000003814697pt" style:font-size-complex="15pt"/>
    </style:style>
    <style:style style:name="T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557083031" text:style-name="L1">
        <text:list-item>
          <text:p text:style-name="P2">Present the criteria the define a detection</text:p>
          <text:list>
            <text:list-item>
              <text:p text:style-name="P2">show examples of correct, invalid and missed detections</text:p>
            </text:list-item>
          </text:list>
        </text:list-item>
        <text:list-item>
          <text:p text:style-name="P2">Evaluate performance of linking together of consecutive positions of the same object</text:p>
          <text:list>
            <text:list-item>
              <text:p text:style-name="P2">explain the cause of broken and incorrect tracking</text:p>
            </text:list-item>
          </text:list>
        </text:list-item>
        <text:list-item>
          <text:p text:style-name="P2">Describe how finding the highest point from the object works</text:p>
          <text:list>
            <text:list-item>
              <text:p text:style-name="P2">how often does it get this wrong</text:p>
            </text:list-item>
          </text:list>
        </text:list-item>
        <text:list-item>
          <text:p text:style-name="P2">Describe which features we use to recognise balls from other objects</text:p>
        </text:list-item>
      </text:list>
      <text:p text:style-name="Standard"/>
      <text:p text:style-name="Standard"/>
      <text:p text:style-name="Standard"/>
      <text:p text:style-name="P1">Introduction:<text:span text:style-name="T1"> an overview of the main concepts ideas used in the approach</text:span></text:p>
      <text:p text:style-name="P3"/>
      <text:p text:style-name="P1">Methods:<text:span text:style-name="T1"> Explain vision techniques used. Give a functional outline on how they were implemented and structure of the code. Explain how each part is meant to work. Justify any functional decisions made (and why anything we did try didn’t work).</text:span></text:p>
      <text:p text:style-name="P3"/>
      <text:p text:style-name="P1">Results:<text:span text:style-name="T1"> Provide actual data results of our method and describe how well it performed. Show examples of what did and didn’t work (broken paths etc).</text:span></text:p>
      <text:p text:style-name="P3"/>
      <text:p text:style-name="P1">Discussion:<text:span text:style-name="T1"> Explain any limitations or problems.</text:span></text:p>
      <text:p text:style-name="P3"/>
      <text:p text:style-name="P1">Code:<text:span text:style-name="T1"> The code.</text:span></text:p>
      <text:p text:style-name="P3"/>
      <text:p text:style-name="P3"/>
      <text:p text:style-name="P8">Introduction</text:p>
      <text:p text:style-name="P4"/>
      <text:list xml:id="list1299025643" text:style-name="L2">
        <text:list-item>
          <text:p text:style-name="P6">Assignment made in order to detect moving objects over a static (mostly) background.</text:p>
        </text:list-item>
        <text:list-item>
          <text:p text:style-name="P6">Background removed by subtracting the median of frames known to contain only the empty room.</text:p>
        </text:list-item>
        <text:list-item>
          <text:p text:style-name="P6">Remaining image data processed before image detection (erode, blur, binarize(?)).</text:p>
        </text:list-item>
        <text:list-item>
          <text:p text:style-name="P6">Image detection </text:p>
        </text:list-item>
      </text:list>
      <text:p text:style-name="P5"/>
      <text:p text:style-name="P4">Method</text:p>
      <text:list xml:id="list919388634" text:style-name="L3">
        <text:list-item>
          <text:p text:style-name="P7">Look through the first 25 frames of video and create a median image based on those frames.</text:p>
        </text:list-item>
        <text:list-item>
          <text:p text:style-name="P7">For each frame, subtract the median (background) image from it and then threshold the result to create a binary image that masks the object(s) in the scene.</text:p>
        </text:list-item>
        <text:list-item>
          <text:p text:style-name="P7">Perform an erode convolution on the binary image to remove erroneous regions from the image.</text:p>
        </text:list-item>
        <text:list-item>
          <text:p text:style-name="P7">Use the regionprops function to receive a list details about all of the contiguous regions in the scene – hopefully these will correspond 1-to-1 with the objects in the scene (if the subtraction and thresholding works optimally).</text:p>
        </text:list-item>
        <text:list-item>
          <text:p text:style-name="P7">For each region in the current scene, create a struct to hold important information about it including: its position, if it is a ball, the average normalised rgb colour, and its maximum height.</text:p>
        </text:list-item>
        <text:list-item>
          <text:p text:style-name="P7">Determining if a region is a ball or not is done by calculating the convexity of the region and checking if it is below a certain threshold, and by checking that the eccentricity of the region is also below a certain threshold.</text:p>
        </text:list-item>
        <text:list-item>
          <text:p text:style-name="P7">Given all of the objects in this frame, we then try to match them with objects in the previous frame – based on position and colour. If no previous object can be found then it is a new object.</text:p>
        </text:list-item>
        <text:list-item>
          <text:p text:style-name="P7">Once we have matched up the objects we draw the path that object has taken in the scene.</text:p>
        </text:list-item>
        <text:list-item>
          <text:p text:style-name="P7">If the object has reached its maximum height, we draw a cross to mark it on the path.</text:p>
        </text:list-item>
      </text:list>
      <text:p text:style-name="P5"/>
      <text:p text:style-name="P5">The method used to determine the background image 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aig Wilkinson</meta:initial-creator>
    <meta:creation-date>2014-03-05T19:21:21</meta:creation-date>
    <dc:date>2014-03-05T22:13:37</dc:date>
    <dc:creator>Peter Henderson</dc:creator>
    <meta:editing-duration>PT2H2M33S</meta:editing-duration>
    <meta:editing-cycles>4</meta:editing-cycles>
    <meta:generator>LibreOffice/3.4$Unix LibreOffice_project/340m1$Build-502</meta:generator>
    <meta:document-statistic meta:table-count="0" meta:image-count="0" meta:object-count="0" meta:page-count="2" meta:paragraph-count="28" meta:word-count="466" meta:character-count="2635" meta:non-whitespace-character-count="2215"/>
  </office:meta>
</office:document-meta>
</file>